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haris SIL" svg:font-family="'Charis SIL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921cm" table:align="margins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cm" fo:border="0.018cm solid #000000"/>
    </style:style>
    <style:style style:name="Table1.2" style:family="table-row">
      <style:table-row-properties style:min-row-height="0.635cm"/>
    </style:style>
    <style:style style:name="Table1.28" style:family="table-row">
      <style:table-row-properties style:min-row-height="0.476cm"/>
    </style:style>
    <style:style style:name="P1" style:family="paragraph" style:parent-style-name="Normal">
      <style:text-properties style:font-name="Charis SIL" fo:font-size="10pt"/>
    </style:style>
    <style:style style:name="P2" style:family="paragraph" style:parent-style-name="Normal">
      <style:text-properties fo:color="#000000" style:font-name="Charis SIL" fo:font-size="10pt" fo:language="en" fo:country="AU" fo:font-weight="normal"/>
    </style:style>
    <style:style style:name="T1" style:family="text">
      <style:text-properties style:font-name="Charis SIL"/>
    </style:style>
    <style:style style:name="T2" style:family="text">
      <style:text-properties style:font-name="Charis SIL" fo:font-size="10pt"/>
    </style:style>
    <style:style style:name="T3" style:family="text">
      <style:text-properties fo:color="#000000" style:font-name="Charis SIL" fo:font-size="10pt" fo:language="en" fo:country="AU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Normal"><text:span text:style-name="T1">OBUTO AT</text:span><text:span text:style-name="T1">Ɔ</text:span>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Mpa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Ɔklan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1">
            <table:table-cell table:style-name="Table1.A1" office:value-type="string">
              <text:p text:style-name="P1">Mpasʋtati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2">Kuntu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sumuyɛ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Beeli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Tsatsa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Mbia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Ɔpʋnʋ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Ahʋhwɛ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Ofobi blanwɛ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Ofobi otuntu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Ofunya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Daka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Bɔndɔ/Mondo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Ɔkandɩɛ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Patesan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Wɔɔtsi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Ɔkwaɩ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krʋba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Ɔkwaɩ-otuntu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Ɔsapɔ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Ɔkwaɩ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Ɔsan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P1">Atadɩɛ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Normal"><text:span text:style-name="T3">Agbeta/</text:span><text:span text:style-name="T2">Tsakoto</text:span></text:p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8">
            <table:table-cell table:style-name="Table1.A1" office:value-type="string">
              <text:p text:style-name="Normal"/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8">
            <table:table-cell table:style-name="Table1.A1" office:value-type="string">
              <text:p text:style-name="Normal"/>
            </table:table-cell>
            <table:table-cell table:style-name="Table1.A1" office:value-type="string">
              <text:p text:style-name="Normal"/>
            </table:table-cell>
          </table:table-row>
          <table:table-row table:style-name="Table1.2">
            <table:table-cell table:style-name="Table1.A1" office:value-type="string">
              <text:p text:style-name="Normal"/>
            </table:table-cell>
            <table:table-cell table:style-name="Table1.A1" office:value-type="string">
              <text:p text:style-name="Normal"/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haris SIL" svg:font-family="'Charis SIL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font-weight="normal"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eference" style:family="text">
      <style:text-properties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2-10-31T16:03:35</meta:creation-date>
    <meta:editing-duration>PT00H01M33S</meta:editing-duration>
    <meta:editing-cycles>2</meta:editing-cycles>
    <meta:document-statistic meta:table-count="1" meta:image-count="0" meta:object-count="0" meta:page-count="1" meta:paragraph-count="27" meta:word-count="30" meta:character-count="184"/>
    <dc:date>2012-10-31T16:05:05</dc:date>
  </office:meta>
</office:document-meta>
</file>